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46cm" fo:min-width="2.2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30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61cm" fo:min-width="2.238cm"/>
    </style:style>
    <style:style style:name="gr5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8cm" fo:min-width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8cm" fo:min-width="0.5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38cm" svg:height="1.296cm" svg:x="14.022cm" svg:y="2.532cm">
          <text:p text:style-name="P1"><text:span text:style-name="T1">Manage </text:span></text:p>
          <text:p text:style-name="P1"><text:span text:style-name="T1">Lo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2" draw:id="id2" draw:layer="layout" svg:width="2.102cm" svg:height="0.721cm" svg:x="14.479cm" svg:y="0.897cm">
          <draw:text-box>
            <text:p><text:span text:style-name="T2">Page 52</text:span></text:p>
          </draw:text-box>
        </draw:frame>
        <draw:connector draw:style-name="gr3" draw:text-style-name="P1" draw:layer="layout" draw:type="line" svg:x1="15.391cm" svg:y1="2.532cm" svg:x2="15.53cm" svg:y2="1.618cm" draw:start-shape="id1" draw:start-glue-point="0" draw:end-shape="id2" draw:end-glue-point="2" svg:d="M15391 2532l139-914" svg:viewBox="0 0 140 915">
          <text:p/>
        </draw:connector>
        <draw:custom-shape draw:style-name="gr4" draw:text-style-name="P2" xml:id="id3" draw:id="id3" draw:layer="layout" svg:width="2.738cm" svg:height="1.911cm" svg:x="4.556cm" svg:y="5.835cm">
          <text:p text:style-name="P1"><text:span text:style-name="T1">Get all </text:span></text:p>
          <text:p text:style-name="P1"><text:span text:style-name="T1">Loans</text:span></text:p>
          <text:p text:style-name="P1"><text:span text:style-name="T1">From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738cm" svg:height="1.911cm" svg:x="7.826cm" svg:y="5.835cm">
          <text:p text:style-name="P1"><text:span text:style-name="T1">Get all </text:span></text:p>
          <text:p text:style-name="P1"><text:span text:style-name="T1">Loan Items</text:span></text:p>
          <text:p text:style-name="P1"><text:span text:style-name="T1">From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925cm" svg:y1="5.835cm" svg:x2="15.391cm" svg:y2="3.828cm" draw:start-shape="id3" draw:start-glue-point="0" draw:end-shape="id1" draw:end-glue-point="2" svg:d="M5925 5835l9466-2007" svg:viewBox="0 0 9467 2008">
          <text:p/>
        </draw:connector>
        <draw:connector draw:style-name="gr3" draw:text-style-name="P1" draw:layer="layout" draw:type="line" svg:x1="9.195cm" svg:y1="5.835cm" svg:x2="15.391cm" svg:y2="3.828cm" draw:start-shape="id4" draw:start-glue-point="0" draw:end-shape="id1" draw:end-glue-point="2" svg:d="M9195 5835l6196-2007" svg:viewBox="0 0 6197 2008">
          <text:p/>
        </draw:connector>
        <draw:line draw:style-name="gr5" draw:text-style-name="P1" draw:layer="layout" svg:x1="6.039cm" svg:y1="5.669cm" svg:x2="8.493cm" svg:y2="5.064cm">
          <text:p/>
        </draw:line>
        <draw:line draw:style-name="gr6" draw:text-style-name="P2" draw:layer="layout" svg:x1="8.962cm" svg:y1="5.714cm" svg:x2="11.414cm" svg:y2="4.937cm">
          <text:p text:style-name="P1"><text:span text:style-name="T1"/></text:p>
        </draw:line>
        <draw:frame draw:style-name="gr7" draw:text-style-name="P4" draw:layer="layout" svg:width="1.157cm" svg:height="0.721cm" svg:x="6.253cm" svg:y="4.832cm">
          <draw:text-box>
            <text:p text:style-name="P4"><text:span text:style-name="T3">A.L</text:span></text:p>
          </draw:text-box>
        </draw:frame>
        <draw:frame draw:style-name="gr8" draw:text-style-name="P4" draw:layer="layout" svg:width="1.598cm" svg:height="0.721cm" svg:x="8.9cm" svg:y="5.005cm">
          <draw:text-box>
            <text:p text:style-name="P4"><text:span text:style-name="T3">A.L.I</text:span></text:p>
          </draw:text-box>
        </draw:frame>
        <draw:custom-shape draw:style-name="gr4" draw:text-style-name="P2" xml:id="id5" draw:id="id5" draw:layer="layout" svg:width="2.738cm" svg:height="1.911cm" svg:x="19.227cm" svg:y="5.835cm">
          <text:p text:style-name="P1"><text:span text:style-name="T1">Display All</text:span></text:p>
          <text:p text:style-name="P1"><text:span text:style-name="T1">Lo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596cm" svg:y1="5.835cm" svg:x2="15.391cm" svg:y2="3.828cm" draw:start-shape="id5" draw:start-glue-point="0" draw:end-shape="id1" draw:end-glue-point="2" svg:d="M20596 5835l-5205-2007" svg:viewBox="0 0 5206 2008">
          <text:p/>
        </draw:connector>
        <draw:frame draw:style-name="gr8" draw:text-style-name="P4" draw:layer="layout" svg:width="1.598cm" svg:height="1.191cm" svg:x="17.4cm" svg:y="3.106cm">
          <draw:text-box>
            <text:p text:style-name="P4"><text:span text:style-name="T3">A.L</text:span></text:p>
            <text:p text:style-name="P4"><text:span text:style-name="T3">A.L.I</text:span></text:p>
          </draw:text-box>
        </draw:frame>
        <draw:line draw:style-name="gr6" draw:text-style-name="P2" draw:layer="layout" svg:x1="16.259cm" svg:y1="4.063cm" svg:x2="18.907cm" svg:y2="4.937cm">
          <text:p/>
        </draw:line>
        <draw:custom-shape draw:style-name="gr4" draw:text-style-name="P2" xml:id="id6" draw:id="id6" draw:layer="layout" svg:width="2.738cm" svg:height="1.911cm" svg:x="14.227cm" svg:y="9.835cm">
          <text:p text:style-name="P1"><text:span text:style-name="T1">Edit</text:span></text:p>
          <text:p text:style-name="P1"><text:span text:style-name="T1">Lo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596cm" svg:y1="7.746cm" svg:x2="15.596cm" svg:y2="9.835cm" draw:start-shape="id5" draw:start-glue-point="2" draw:end-shape="id6" draw:end-glue-point="0" svg:d="M20596 7746l-5000 2089" svg:viewBox="0 0 5001 2090">
          <text:p/>
        </draw:connector>
        <draw:line draw:style-name="gr6" draw:text-style-name="P2" draw:layer="layout" svg:x1="20.304cm" svg:y1="7.985cm" svg:x2="16.748cm" svg:y2="9.509cm">
          <text:p/>
        </draw:line>
        <draw:frame draw:style-name="gr8" draw:text-style-name="P4" draw:layer="layout" svg:width="1.598cm" svg:height="0.721cm" svg:x="17.3cm" svg:y="8.806cm">
          <draw:text-box>
            <text:p text:style-name="P4"><text:span text:style-name="T3">A.L.I</text:span></text:p>
          </draw:text-box>
        </draw:frame>
        <draw:custom-shape draw:style-name="gr4" draw:text-style-name="P2" xml:id="id7" draw:id="id7" draw:layer="layout" svg:width="2.738cm" svg:height="1.911cm" svg:x="11.727cm" svg:y="13.435cm">
          <text:p text:style-name="P1"><text:span text:style-name="T1">Edit</text:span></text:p>
          <text:p text:style-name="P1"><text:span text:style-name="T1">Loan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.096cm" svg:y1="13.435cm" svg:x2="15.596cm" svg:y2="11.746cm" draw:start-shape="id7" draw:start-glue-point="0" draw:end-shape="id6" draw:end-glue-point="2" svg:d="M13096 13435l2500-1689" svg:viewBox="0 0 2501 1690">
          <text:p/>
        </draw:connector>
        <draw:custom-shape draw:style-name="gr4" draw:text-style-name="P2" xml:id="id8" draw:id="id8" draw:layer="layout" svg:width="2.738cm" svg:height="1.911cm" svg:x="16.927cm" svg:y="13.435cm">
          <text:p text:style-name="P1"><text:span text:style-name="T1">Delete</text:span></text:p>
          <text:p text:style-name="P1"><text:span text:style-name="T1">Loan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5.596cm" svg:y1="11.746cm" svg:x2="18.296cm" svg:y2="13.435cm" draw:start-shape="id6" draw:start-glue-point="2" draw:end-shape="id8" draw:end-glue-point="0" svg:d="M15596 11746l2700 1689" svg:viewBox="0 0 2701 1690">
          <text:p/>
        </draw:connector>
        <draw:custom-shape draw:style-name="gr4" draw:text-style-name="P2" xml:id="id9" draw:id="id9" draw:layer="layout" svg:width="2.738cm" svg:height="1.911cm" svg:x="22.227cm" svg:y="9.835cm">
          <text:p text:style-name="P1"><text:span text:style-name="T1">Delete </text:span></text:p>
          <text:p text:style-name="P1"><text:span text:style-name="T1">Lo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596cm" svg:y1="9.835cm" svg:x2="20.596cm" svg:y2="7.746cm" draw:start-shape="id9" draw:start-glue-point="0" draw:end-shape="id5" draw:end-glue-point="2" svg:d="M23596 9835l-3000-2089" svg:viewBox="0 0 3001 20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6T09:56:20.329114000</dc:date>
    <meta:editing-duration>PT56M6S</meta:editing-duration>
    <meta:editing-cycles>19</meta:editing-cycles>
    <meta:document-statistic meta:object-count="25"/>
  </office:meta>
</office:document-meta>
</file>